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178" officeooo:paragraph-rsid="000d5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1:03:01.600514124</meta:creation-date>
    <dc:date>2024-05-06T11:03:30.599184621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6.5.2$Linux_X86_64 LibreOffice_project/60$Build-2</meta:generator>
  </office:meta>
</office:document-meta>
</file>